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A23B5043.jpg"/>
  <manifest:file-entry manifest:media-type="image/png" manifest:full-path="Pictures/10000000000000B8000000B8DC999EA5.png"/>
  <manifest:file-entry manifest:media-type="image/png" manifest:full-path="Pictures/10000000000000B8000000B8F7C15725.png"/>
  <manifest:file-entry manifest:media-type="image/jpeg" manifest:full-path="Pictures/10000000000002A8000002AC6D04A90F.jpg"/>
  <manifest:file-entry manifest:media-type="image/jpeg" manifest:full-path="Pictures/10000000000004B0000006400EAE1BD9.jpg"/>
  <manifest:file-entry manifest:media-type="image/png" manifest:full-path="Pictures/10000000000000B8000000B8B00D3B0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2" text:anchor-type="page" text:anchor-page-number="1" svg:x="2.085cm" svg:y="2.027cm" svg:width="9.738cm" svg:height="9.795cm" draw:z-index="0">
        <draw:image xlink:href="Pictures/10000000000002A8000002AC6D04A90F.jpg" xlink:type="simple" xlink:show="embed" xlink:actuate="onLoad"/>
      </draw:frame>
      <draw:frame draw:style-name="fr2" draw:name="Grafik4" text:anchor-type="page" text:anchor-page-number="1" svg:x="1.67cm" svg:y="14.261cm" svg:width="11.12cm" svg:height="14.825cm" draw:z-index="2">
        <draw:image xlink:href="Pictures/10000000000004B0000006400EAE1BD9.jpg" xlink:type="simple" xlink:show="embed" xlink:actuate="onLoad"/>
      </draw:frame>
      <draw:frame draw:style-name="fr2" draw:name="Grafik5" text:anchor-type="page" text:anchor-page-number="2" svg:x="1.976cm" svg:y="2.018cm" svg:width="15.683cm" svg:height="11.762cm" draw:z-index="4">
        <draw:image xlink:href="Pictures/1000000000000280000001E0A23B5043.jpg" xlink:type="simple" xlink:show="embed" xlink:actuate="onLoad"/>
      </draw:frame>
      <text:p text:style-name="Standard"><draw:frame draw:style-name="fr1" draw:name="Grafik3" text:anchor-type="paragraph" svg:x="2.492cm" svg:y="19.473cm" svg:width="4.868cm" svg:height="4.868cm" draw:z-index="3"><draw:image xlink:href="Pictures/10000000000000B8000000B8F7C15725.png" xlink:type="simple" xlink:show="embed" xlink:actuate="onLoad"/></draw:frame><draw:frame draw:style-name="fr1" draw:name="Grafik1" text:anchor-type="paragraph" svg:x="2.545cm" svg:y="3.228cm" svg:width="4.868cm" svg:height="4.868cm" draw:z-index="1"><draw:image xlink:href="Pictures/10000000000000B8000000B8DC999EA5.png" xlink:type="simple" xlink:show="embed" xlink:actuate="onLoad"/></draw:frame></text:p>
      <text:p text:style-name="P1"><draw:frame draw:style-name="fr1" draw:name="Grafik6" text:anchor-type="paragraph" svg:x="5.879cm" svg:y="3.651cm" svg:width="4.868cm" svg:height="4.868cm" draw:z-index="5"><draw:image xlink:href="Pictures/10000000000000B8000000B8B00D3B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01S</meta:editing-duration>
    <meta:editing-cycles>3</meta:editing-cycles>
    <meta:generator>OpenOffice.org/3.2$Win32 OpenOffice.org_project/320m18$Build-9502</meta:generator>
    <dc:date>2011-06-29T16:34:25.52</dc:date>
    <meta:document-statistic meta:table-count="0" meta:image-count="6" meta:object-count="0" meta:page-count="2" meta:paragraph-count="0" meta:word-count="0" meta:character-count="0"/>
    <dc:creator>Sabine Polko</dc:creator>
    <meta:user-defined meta:name="Info 1"/>
    <meta:user-defined meta:name="Info 2"/>
    <meta:user-defined meta:name="Info 3"/>
    <meta:user-defined meta:name="Info 4"/>
  </office:meta>
</office:document-meta>
</file>